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aab45" officeooo:paragraph-rsid="001aab45"/>
    </style:style>
    <style:style style:name="P2" style:family="paragraph" style:parent-style-name="Text_20_body">
      <style:text-properties officeooo:paragraph-rsid="001aab45"/>
    </style:style>
    <style:style style:name="P3" style:family="paragraph" style:parent-style-name="Header">
      <style:text-properties officeooo:rsid="001dc4ad" officeooo:paragraph-rsid="001dc4ad"/>
    </style:style>
    <style:style style:name="P4" style:family="paragraph" style:parent-style-name="Heading_20_2">
      <style:text-properties officeooo:rsid="001dc4ad" officeooo:paragraph-rsid="001dc4ad"/>
    </style:style>
    <style:style style:name="P5" style:family="paragraph" style:parent-style-name="Heading_20_2">
      <style:text-properties officeooo:rsid="001e5ff0" officeooo:paragraph-rsid="001e5ff0"/>
    </style:style>
    <style:style style:name="P6" style:family="paragraph" style:parent-style-name="Heading_20_3">
      <style:text-properties officeooo:rsid="001aab45" officeooo:paragraph-rsid="001aab45"/>
    </style:style>
    <style:style style:name="P7" style:family="paragraph" style:parent-style-name="Text_20_body">
      <style:text-properties officeooo:rsid="001dc4ad" officeooo:paragraph-rsid="001dc4ad"/>
    </style:style>
    <style:style style:name="P8" style:family="paragraph" style:parent-style-name="Text_20_body" style:list-style-name="L2">
      <style:text-properties officeooo:rsid="001dc4ad" officeooo:paragraph-rsid="001dc4ad"/>
    </style:style>
    <style:style style:name="P9" style:family="paragraph" style:parent-style-name="Text_20_body" style:list-style-name="L3">
      <style:text-properties officeooo:rsid="001dc4ad" officeooo:paragraph-rsid="001dc4ad"/>
    </style:style>
    <style:style style:name="P10" style:family="paragraph" style:parent-style-name="Text_20_body" style:list-style-name="L4">
      <style:text-properties officeooo:rsid="001dc4ad" officeooo:paragraph-rsid="001dc4ad"/>
    </style:style>
    <style:style style:name="P11" style:family="paragraph" style:parent-style-name="Text_20_body">
      <style:text-properties officeooo:paragraph-rsid="001aab45"/>
    </style:style>
    <style:style style:name="P12" style:family="paragraph" style:parent-style-name="Text_20_body">
      <style:text-properties fo:font-weight="bold" officeooo:rsid="001dc4ad" officeooo:paragraph-rsid="001dc4ad" style:font-weight-asian="bold" style:font-weight-complex="bold"/>
    </style:style>
    <style:style style:name="P13" style:family="paragraph" style:parent-style-name="Text_20_body">
      <style:text-properties fo:font-weight="bold" officeooo:rsid="001e5ff0" officeooo:paragraph-rsid="001e5ff0" style:font-weight-asian="bold" style:font-weight-complex="bold"/>
    </style:style>
    <style:style style:name="P14" style:family="paragraph" style:parent-style-name="Text_20_body" style:list-style-name="L4">
      <style:text-properties officeooo:rsid="001e5ff0" officeooo:paragraph-rsid="001e5ff0"/>
    </style:style>
    <style:style style:name="P15" style:family="paragraph" style:parent-style-name="Text_20_body">
      <style:text-properties officeooo:rsid="001e5ff0" officeooo:paragraph-rsid="001e5ff0"/>
    </style:style>
    <style:style style:name="P16" style:family="paragraph" style:parent-style-name="Text_20_body" style:list-style-name="L5">
      <style:text-properties officeooo:rsid="001e5ff0" officeooo:paragraph-rsid="001e5ff0"/>
    </style:style>
    <style:style style:name="P17" style:family="paragraph" style:parent-style-name="Text_20_body" style:list-style-name="L4">
      <style:text-properties officeooo:rsid="001e9230" officeooo:paragraph-rsid="001e9230"/>
    </style:style>
    <style:style style:name="P18" style:family="paragraph" style:parent-style-name="Text_20_body" style:list-style-name="L3">
      <style:text-properties officeooo:rsid="00216f3f" officeooo:paragraph-rsid="00216f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fd719" style:font-weight-asian="normal" style:font-weight-complex="normal"/>
    </style:style>
    <style:style style:name="T4" style:family="text">
      <style:text-properties officeooo:rsid="001e923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Vocab: </text:h>
      <text:p text:style-name="P7"><text:span text:style-name="T1">OpenMP</text:span> – an API for shared-memory parallel programming. </text:p>
      <text:list xml:id="list1532889683" text:style-name="L2">
        <text:list-item>
          <text:p text:style-name="P8">MP <text:s/>= multiprocessing</text:p>
        </text:list-item>
      </text:list>
      <text:p text:style-name="P12">Pragmas –<text:span text:style-name="T2"> special preprocessor instructions that are typically added to a system to allow behaviors that aren’t part of the basic C specification. </text:span></text:p>
      <text:p text:style-name="P13">Clause<text:span text:style-name="T2"> – text that modifies a directive, </text:span><text:span text:style-name="T3">in this case being an OpenMP pragma directive. </text:span></text:p>
      <text:p text:style-name="P2"/>
      <text:p text:style-name="P2"/>
      <text:p text:style-name="P2"/>
      <text:h text:style-name="P6" text:outline-level="3">Notes:</text:h>
      <text:p text:style-name="P2"/>
      <text:h text:style-name="P4" text:outline-level="2">OpenMP</text:h>
      <text:list xml:id="list14606" text:style-name="L3">
        <text:list-item>
          <text:p text:style-name="P9">Designed for systems in which each thread or process can potentially have access to all available memory. </text:p>
        </text:list-item>
        <text:list-item>
          <text:p text:style-name="P9">System is viewed as a collection of cores or CPU’s, all of which have access to main memory. </text:p>
        </text:list-item>
        <text:list-item>
          <text:p text:style-name="P18">Benefit is that the compiler does a lot of the work, but the downside is that the compiler does a lot of the work</text:p>
          <text:list>
            <text:list-item>
              <text:p text:style-name="P18">Pro: the compiler does a lot of the work, you don’t have to spend time setting everything up by hand</text:p>
            </text:list-item>
            <text:list-item>
              <text:p text:style-name="P18">Con: Less flexible, you’re limited to how the compiler decides to interpret the pragma directives. </text:p>
            </text:list-item>
          </text:list>
        </text:list-item>
      </text:list>
      <text:p text:style-name="P7"/>
      <text:h text:style-name="P4" text:outline-level="2">Pragmas</text:h>
      <text:list xml:id="list444816414" text:style-name="L4">
        <text:list-item>
          <text:p text:style-name="P10">Compilers who don’t support <text:span text:style-name="T4">a pragma will ignore it</text:span></text:p>
          <text:list>
            <text:list-item>
              <text:p text:style-name="P17">if the compiler doesn’t support OpenMP, all pragmas related to it will just be ignored entirely. </text:p>
            </text:list-item>
          </text:list>
        </text:list-item>
        <text:list-item>
          <text:p text:style-name="P14">OpenMP has and uses pragmas for some things. </text:p>
        </text:list-item>
      </text:list>
      <text:p text:style-name="P15"><text:soft-page-break/></text:p>
      <text:h text:style-name="P5" text:outline-level="2">OpenMP Pragmas</text:h>
      <text:list xml:id="list1283774265" text:style-name="L5">
        <text:list-item>
          <text:p text:style-name="P16"># pragma omp parallel</text:p>
          <text:list>
            <text:list-item>
              <text:p text:style-name="P16">most basic parallel directive</text:p>
            </text:list-item>
            <text:list-item>
              <text:p text:style-name="P16">The number of threads that run the following structured block of code is determined by the run-time system</text:p>
            </text:list-item>
            <text:list-item>
              <text:p text:style-name="P16">The num_threads clause can be added to a parallel directive, which allows the programmer to specify the number of threads that should execute the following block. </text:p>
              <text:list>
                <text:list-item>
                  <text:p text:style-name="P16"># pragma omp parallel num_threads (thread_count)</text:p>
                </text:list-item>
              </text:list>
            </text:list-item>
          </text:list>
        </text:list-item>
      </text:list>
      <text:p text:style-name="P15"/>
      <text:p text:style-name="P15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aab45" officeooo:paragraph-rsid="001aab45"/>
    </style:style>
    <style:style style:name="MP2" style:family="paragraph" style:parent-style-name="Header">
      <style:text-properties officeooo:rsid="001dc4ad" officeooo:paragraph-rsid="001dc4a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Azeez Hakeem</text:p>
        <text:p text:style-name="MP1"><text:date style:data-style-name="N37" text:date-value="2021-10-06T13:01:41.209156494" text:fixed="true">10/06/21</text:date></text:p>
        <text:p text:style-name="MP2">CS 164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6T13:01:41.619527875</meta:creation-date>
    <dc:title>Class Notes</dc:title>
    <meta:editing-duration>PT21M3S</meta:editing-duration>
    <meta:editing-cycles>5</meta:editing-cycles>
    <meta:generator>LibreOffice/7.2.1.2$Linux_X86_64 LibreOffice_project/20$Build-2</meta:generator>
    <dc:date>2021-10-06T13:33:45.533349147</dc:date>
    <meta:document-statistic meta:table-count="0" meta:image-count="0" meta:object-count="0" meta:page-count="2" meta:paragraph-count="26" meta:word-count="256" meta:character-count="1465" meta:non-whitespace-character-count="1233"/>
    <meta:template xlink:type="simple" xlink:actuate="onRequest" xlink:title="Class Notes" xlink:href="../../../../../../Templates/Class%20Notes.ott" meta:date="2021-10-06T13:01:41.209126228"/>
  </office:meta>
</office:document-meta>
</file>